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0000001809C7CD7C4.gif" manifest:media-type="image/gif"/>
  <manifest:file-entry manifest:full-path="Pictures/100000000000018000000180200960B7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73b" officeooo:paragraph-rsid="001c073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4in" svg:height="4in" draw:z-index="0"><draw:image xlink:href="Pictures/100000000000018000000180200960B7.gif" xlink:type="simple" xlink:show="embed" xlink:actuate="onLoad"/></draw:frame>4x4_384_1.gif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x4_384_2.gif</text:p>
      <text:p text:style-name="P1"><draw:frame draw:style-name="fr1" draw:name="Image2" text:anchor-type="paragraph" svg:width="4in" svg:height="4in" draw:z-index="1"><draw:image xlink:href="Pictures/1000000000000180000001809C7CD7C4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8:30:06.778492776</meta:creation-date>
    <dc:date>2017-04-06T18:35:21.025737635</dc:date>
    <meta:editing-duration>PT1M43S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1" meta:paragraph-count="2" meta:word-count="2" meta:character-count="26" meta:non-whitespace-character-count="26"/>
  </office:meta>
</office:document-meta>
</file>